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90ff" officeooo:paragraph-rsid="000590ff"/>
    </style:style>
    <style:style style:name="P2" style:family="paragraph" style:parent-style-name="Standard">
      <style:text-properties fo:font-size="16pt" fo:font-weight="bold" officeooo:rsid="000590ff" officeooo:paragraph-rsid="000590ff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3"/>Sobre a Barbearia Alura</text:p>
      <text:p text:style-name="P1"/>
      <text:p text:style-name="P1">Localizada no coração da cidade a <text:span text:style-name="T1">Barbearia Alura</text:span> traz para o mercado o que há de melhor para o seu cabelo e barba. Fundada em 2019, a Barbearia Alura já é destaque na cidade e conquista novos clientes a cada dia.</text:p>
      <text:p text:style-name="P1"/>
      <text:p text:style-name="P1">Nossa missão é: "<text:span text:style-name="T2">Proporcionar auto-estima e qualidade de vida aos clientes</text:span>".</text:p>
      <text:p text:style-name="P1"/>
      <text:p text:style-name="P1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1:54:12.156725256</meta:creation-date>
    <dc:date>2022-09-13T11:58:40.955013029</dc:date>
    <meta:editing-duration>PT4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2" meta:character-count="533" meta:non-whitespace-character-count="422"/>
  </office:meta>
</office:document-meta>
</file>